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690000023E8C96D31155B78F40.png" manifest:media-type="image/png"/>
  <manifest:file-entry manifest:full-path="Pictures/100002010000033200000263490AB850B26BECE2.png" manifest:media-type="image/png"/>
  <manifest:file-entry manifest:full-path="Pictures/10000000000004B000000640E1EEFF82150F2B1F.jpg" manifest:media-type="image/jpeg"/>
  <manifest:file-entry manifest:full-path="Pictures/1000000000000104000000FA253E67CB42A82182.jpg" manifest:media-type="image/jpeg"/>
  <manifest:file-entry manifest:full-path="Pictures/1000000000000384000002586CDD3A19DD658C08.jpg" manifest:media-type="image/jpeg"/>
  <manifest:file-entry manifest:full-path="Pictures/100007BF00005D1F00005D1FD49C0AEB2A2F3A77.svg" manifest:media-type="image/svg+xml"/>
  <manifest:file-entry manifest:full-path="Pictures/1000000000000258000002583B05001A73304C28.jpg" manifest:media-type="image/jpeg"/>
  <manifest:file-entry manifest:full-path="Pictures/10000201000001B200000122DDDEFDF0D23E7FEA.png" manifest:media-type="image/png"/>
  <manifest:file-entry manifest:full-path="Pictures/100000000000025000000216E314278F382B91C7.jpg" manifest:media-type="image/jpeg"/>
  <manifest:file-entry manifest:full-path="Pictures/10000000000002BC000003200898676266EC85BF.jpg" manifest:media-type="image/jpeg"/>
  <manifest:file-entry manifest:full-path="Pictures/10000000000004B000000386323632BF9A8EF280.jpg" manifest:media-type="image/jpeg"/>
  <manifest:file-entry manifest:full-path="Pictures/10000201000001F40000013DC2BA864E74D7DD42.png" manifest:media-type="image/png"/>
  <manifest:file-entry manifest:full-path="Pictures/10000201000002A8000002A6B42EBC0518F3F300.png" manifest:media-type="image/png"/>
  <manifest:file-entry manifest:full-path="Pictures/10000000000000E1000000E174C53A80FE816EB7.jpg" manifest:media-type="image/jpeg"/>
  <manifest:file-entry manifest:full-path="Pictures/10000201000000C8000000C8F7A7B87795E57637.png" manifest:media-type="image/png"/>
  <manifest:file-entry manifest:full-path="Pictures/10000000000001F4000001C005854A4F379CAD55.jpg" manifest:media-type="image/jpeg"/>
  <manifest:file-entry manifest:full-path="Pictures/10000000000000E1000000E13F9BC98ECA84F114.jpg" manifest:media-type="image/jpeg"/>
  <manifest:file-entry manifest:full-path="Pictures/100000000000015E000001134DB8C5A94829F730.jpg" manifest:media-type="image/jpeg"/>
  <manifest:file-entry manifest:full-path="Pictures/10000000000000E1000000E126875731C745A39E.jpg" manifest:media-type="image/jpeg"/>
  <manifest:file-entry manifest:full-path="Pictures/1000000000000258000001F41B2726014990005A.jpg" manifest:media-type="image/jpeg"/>
  <manifest:file-entry manifest:full-path="Pictures/10000000000001F4000001F4785EAE606462C9F1.jpg" manifest:media-type="image/jpeg"/>
  <manifest:file-entry manifest:full-path="Pictures/100000000000025C0000016C6C0F3A617F2D3D34.jpg" manifest:media-type="image/jpeg"/>
  <manifest:file-entry manifest:full-path="Pictures/100000000000060000000800EA360F1C9C232C8A.jpg" manifest:media-type="image/jpeg"/>
  <manifest:file-entry manifest:full-path="Pictures/10000000000000EF000000D3527E465C6BB90B76.jpg" manifest:media-type="image/jpeg"/>
  <manifest:file-entry manifest:full-path="Pictures/10000201000002C3000002C35BBCF808BEC185F5.png" manifest:media-type="image/png"/>
  <manifest:file-entry manifest:full-path="Pictures/100000000000028A0000028AA70D6AC50C5D199F.jpg" manifest:media-type="image/jpeg"/>
  <manifest:file-entry manifest:full-path="Pictures/10000000000001E0000001E0E8943319F7F4CD76.jpg" manifest:media-type="image/jpeg"/>
  <manifest:file-entry manifest:full-path="Pictures/1000000000000020000000204B249CA79A42C6D7.png" manifest:media-type="image/png"/>
  <manifest:file-entry manifest:full-path="Pictures/10000000000000FA000000DFB0FA0A3AECC50659.jpg" manifest:media-type="image/jpeg"/>
  <manifest:file-entry manifest:full-path="Pictures/10000000000002BC000002BCD8349FE598C6A504.jpg" manifest:media-type="image/jpeg"/>
  <manifest:file-entry manifest:full-path="Pictures/10000000000004B0000004B0C6CE60E9BC1AA286.jpg" manifest:media-type="image/jpeg"/>
  <manifest:file-entry manifest:full-path="Pictures/10000000000003E800000299E5B64C9A8B5E01F5.jpg" manifest:media-type="image/jpeg"/>
  <manifest:file-entry manifest:full-path="Pictures/100000000000012C0000012C3FCA7BDF4559FF6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_33__20_Dashes_20_3_20_Dots_20__28_var_29_" svg:stroke-width="0.01cm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516cm, 0cm)" draw:image-opacity="100%" style:mirror="none"/>
    </style:style>
    <style:style style:name="gr4" style:family="graphic" style:parent-style-name="objectwithoutfill">
      <style:graphic-properties draw:stroke="dash" draw:stroke-dash="_33__20_Dashes_20_3_20_Dots_20__28_var_29_" svg:stroke-width="0.01cm" svg:stroke-color="#000000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853cm, 0.171cm, 1.851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7.442cm, 0.024cm, 7.676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.511cm, 2.678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173cm, 1.563cm, 2.25cm, 1.054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44cm, 0cm, 0.962cm, 0cm)" draw:image-opacity="100%" style:mirror="none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048cm" svg:height="6.314cm" svg:x="-0.248cm" svg:y="5.686cm">
          <draw:image xlink:href="Pictures/10000000000001F4000001C005854A4F379CAD55.jpg" xlink:type="simple" xlink:show="embed" xlink:actuate="onLoad">
            <text:p/>
          </draw:image>
        </draw:frame>
        <draw:frame draw:style-name="gr1" draw:text-style-name="P1" draw:layer="layout" svg:width="1.788cm" svg:height="1.19cm" svg:x="0cm" svg:y="0.288cm">
          <draw:image xlink:href="Pictures/100000000000025C0000016C6C0F3A617F2D3D34.jpg" xlink:type="simple" xlink:show="embed" xlink:actuate="onLoad">
            <text:p/>
          </draw:image>
        </draw:frame>
        <draw:frame draw:style-name="gr1" draw:text-style-name="P1" draw:layer="layout" svg:width="2.679cm" svg:height="2.725cm" svg:x="23.121cm" svg:y="3.2cm">
          <draw:image xlink:href="Pictures/10000000000001F4000001F4785EAE606462C9F1.jpg" xlink:type="simple" xlink:show="embed" xlink:actuate="onLoad">
            <text:p/>
          </draw:image>
        </draw:frame>
        <draw:frame draw:style-name="gr1" draw:text-style-name="P1" draw:layer="layout" svg:width="1.589cm" svg:height="1.197cm" svg:x="24.811cm" svg:y="0.6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cm" svg:height="2.052cm" svg:x="22.2cm" svg:y="0.148cm">
          <draw:image xlink:href="Pictures/10000000000000E1000000E174C53A80FE816EB7.jpg" xlink:type="simple" xlink:show="embed" xlink:actuate="onLoad">
            <text:p/>
          </draw:image>
        </draw:frame>
        <draw:line draw:style-name="gr2" draw:text-style-name="P1" draw:layer="layout" svg:x1="23.8cm" svg:y1="2cm" svg:x2="24.4cm" svg:y2="2.8cm">
          <text:p/>
        </draw:line>
        <draw:line draw:style-name="gr2" draw:text-style-name="P1" draw:layer="layout" svg:x1="25.4cm" svg:y1="1.797cm" svg:x2="25cm" svg:y2="2.8cm">
          <text:p/>
        </draw:line>
        <draw:line draw:style-name="gr2" draw:text-style-name="P1" draw:layer="layout" svg:x1="26.8cm" svg:y1="3.2cm" svg:x2="25.4cm" svg:y2="3.4cm">
          <text:p/>
        </draw:line>
        <draw:line draw:style-name="gr2" draw:text-style-name="P1" draw:layer="layout" svg:x1="26.8cm" svg:y1="1.8cm" svg:x2="25.2cm" svg:y2="3cm">
          <text:p/>
        </draw:line>
        <draw:frame draw:style-name="gr1" draw:text-style-name="P1" draw:layer="layout" svg:width="4.634cm" svg:height="2.2cm" svg:x="1.8cm" svg:y="2.2cm">
          <draw:image xlink:href="Pictures/10000000000003E800000299E5B64C9A8B5E01F5.jpg" xlink:type="simple" xlink:show="embed" xlink:actuate="onLoad">
            <text:p/>
          </draw:image>
        </draw:frame>
        <draw:line draw:style-name="gr2" draw:text-style-name="P1" draw:layer="layout" svg:x1="1.788cm" svg:y1="1.478cm" svg:x2="2.8cm" svg:y2="2.2cm">
          <text:p/>
        </draw:line>
        <draw:line draw:style-name="gr2" draw:text-style-name="P1" draw:layer="layout" svg:x1="2.8cm" svg:y1="1.2cm" svg:x2="2.8cm" svg:y2="2.2cm">
          <text:p/>
        </draw:line>
        <draw:frame draw:style-name="gr1" draw:text-style-name="P1" draw:layer="layout" svg:width="3.255cm" svg:height="3.4cm" svg:x="12.345cm" svg:y="3.6cm">
          <draw:image xlink:href="Pictures/100000000000060000000800EA360F1C9C232C8A.jpg" xlink:type="simple" xlink:show="embed" xlink:actuate="onLoad">
            <text:p/>
          </draw:image>
        </draw:frame>
        <draw:frame draw:style-name="gr1" draw:text-style-name="P1" draw:layer="layout" svg:width="1.612cm" svg:height="1.37cm" svg:x="1.788cm" svg:y="0.2cm">
          <draw:image xlink:href="Pictures/10000000000000E1000000E13F9BC98ECA84F114.jpg" xlink:type="simple" xlink:show="embed" xlink:actuate="onLoad">
            <text:p/>
          </draw:image>
        </draw:frame>
        <draw:frame draw:style-name="gr3" draw:text-style-name="P1" draw:layer="layout" svg:width="5.163cm" svg:height="4.262cm" svg:x="11cm" svg:y="8.937cm">
          <draw:image xlink:href="Pictures/1000000000000258000001F41B2726014990005A.jpg" xlink:type="simple" xlink:show="embed" xlink:actuate="onLoad">
            <text:p/>
          </draw:image>
        </draw:frame>
        <draw:line draw:style-name="gr2" draw:text-style-name="P1" draw:layer="layout" svg:x1="11.8cm" svg:y1="10cm" svg:x2="5cm" svg:y2="4.6cm">
          <text:p/>
        </draw:line>
        <draw:line draw:style-name="gr2" draw:text-style-name="P1" draw:layer="layout" svg:x1="13.8cm" svg:y1="10cm" svg:x2="13.8cm" svg:y2="8.4cm">
          <text:p/>
        </draw:line>
        <draw:line draw:style-name="gr2" draw:text-style-name="P1" draw:layer="layout" svg:x1="16cm" svg:y1="10.2cm" svg:x2="23.121cm" svg:y2="5.4cm">
          <text:p/>
        </draw:line>
        <draw:frame draw:style-name="gr1" draw:text-style-name="P1" draw:layer="layout" svg:width="0.8cm" svg:height="0.6cm" svg:x="5.634cm" svg:y="2.4cm">
          <draw:image xlink:href="Pictures/10000000000000EF000000D3527E465C6BB90B76.jpg" xlink:type="simple" xlink:show="embed" xlink:actuate="onLoad">
            <text:p/>
          </draw:image>
        </draw:frame>
        <draw:frame draw:style-name="gr1" draw:text-style-name="P1" draw:layer="layout" svg:width="5.4cm" svg:height="5.744cm" svg:x="22.4cm" svg:y="13.856cm">
          <draw:image xlink:href="Pictures/100000000000028A0000028AA70D6AC50C5D199F.jpg" xlink:type="simple" xlink:show="embed" xlink:actuate="onLoad">
            <text:p/>
          </draw:image>
        </draw:frame>
        <draw:frame draw:style-name="gr1" draw:text-style-name="P1" draw:layer="layout" svg:width="1.675cm" svg:height="1.6cm" svg:x="26.2cm" svg:y="19.4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4.6cm" svg:height="4.023cm" svg:x="8.8cm" svg:y="-0.035cm">
          <draw:image xlink:href="Pictures/100000000000012C0000012C3FCA7BDF4559FF6C.jpg" xlink:type="simple" xlink:show="embed" xlink:actuate="onLoad">
            <text:p/>
          </draw:image>
        </draw:frame>
        <draw:frame draw:style-name="gr1" draw:text-style-name="P1" draw:layer="layout" svg:width="3.838cm" svg:height="3.446cm" svg:x="14.871cm" svg:y="0.354cm">
          <draw:image xlink:href="Pictures/10000000000000E1000000E126875731C745A39E.jpg" xlink:type="simple" xlink:show="embed" xlink:actuate="onLoad">
            <text:p/>
          </draw:image>
        </draw:frame>
        <draw:frame draw:style-name="gr1" draw:text-style-name="P1" draw:layer="layout" svg:width="0.8cm" svg:height="0.6cm" svg:x="13.2cm" svg:y="4.8cm">
          <draw:image xlink:href="Pictures/10000000000000EF000000D3527E465C6BB90B76.jpg" xlink:type="simple" xlink:show="embed" xlink:actuate="onLoad">
            <text:p/>
          </draw:image>
        </draw:frame>
        <draw:frame draw:style-name="gr1" draw:text-style-name="P1" draw:layer="layout" svg:width="0.8cm" svg:height="0.6cm" svg:x="26cm" svg:y="3.8cm">
          <draw:image xlink:href="Pictures/10000000000000EF000000D3527E465C6BB90B76.jpg" xlink:type="simple" xlink:show="embed" xlink:actuate="onLoad">
            <text:p/>
          </draw:image>
        </draw:frame>
        <draw:line draw:style-name="gr2" draw:text-style-name="P1" draw:layer="layout" svg:x1="10.6cm" svg:y1="3.8cm" svg:x2="13.4cm" svg:y2="5.6cm">
          <text:p/>
        </draw:line>
        <draw:line draw:style-name="gr2" draw:text-style-name="P1" draw:layer="layout" svg:x1="16.6cm" svg:y1="4cm" svg:x2="14.8cm" svg:y2="5.4cm">
          <text:p/>
        </draw:line>
        <draw:line draw:style-name="gr2" draw:text-style-name="P1" draw:layer="layout" svg:x1="22.8cm" svg:y1="19.2cm" svg:x2="25cm" svg:y2="18cm">
          <text:p/>
        </draw:line>
        <draw:line draw:style-name="gr2" draw:text-style-name="P1" draw:layer="layout" svg:x1="25cm" svg:y1="19.299cm" svg:x2="25cm" svg:y2="18cm">
          <text:p/>
        </draw:line>
        <draw:line draw:style-name="gr2" draw:text-style-name="P1" draw:layer="layout" svg:x1="27.2cm" svg:y1="19.4cm" svg:x2="25cm" svg:y2="18cm">
          <text:p/>
        </draw:line>
        <draw:frame draw:style-name="gr1" draw:text-style-name="P1" draw:layer="layout" svg:width="1.572cm" svg:height="1.501cm" svg:x="24cm" svg:y="19.299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1.6cm" svg:height="1.528cm" svg:x="21.8cm" svg:y="19.2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25cm" svg:y1="15.4cm" svg:x2="25cm" svg:y2="15cm">
          <text:p/>
        </draw:line>
        <draw:line draw:style-name="gr4" draw:text-style-name="P1" draw:layer="layout" svg:x1="16.8cm" svg:y1="11.6cm" svg:x2="23.8cm" svg:y2="14.2cm">
          <text:p/>
        </draw:line>
        <draw:frame draw:style-name="gr1" draw:text-style-name="P1" draw:layer="layout" svg:width="1.956cm" svg:height="1.916cm" svg:x="24.044cm" svg:y="13cm">
          <draw:image xlink:href="Pictures/10000000000004B0000004B0C6CE60E9BC1AA286.jpg" xlink:type="simple" xlink:show="embed" xlink:actuate="onLoad">
            <text:p/>
          </draw:image>
        </draw:frame>
        <draw:frame draw:style-name="gr5" draw:text-style-name="P2" draw:layer="layout" svg:width="8.8cm" svg:height="1.023cm" svg:x="20.6cm" svg:y="12.177cm">
          <draw:text-box>
            <text:p>Web Relays</text:p>
          </draw:text-box>
        </draw:frame>
        <draw:frame draw:style-name="gr6" draw:text-style-name="P2" draw:layer="layout" svg:width="8.8cm" svg:height="1.2cm" svg:x="17.4cm" svg:y="3.8cm">
          <draw:text-box>
            <text:p>Current Cost</text:p>
          </draw:text-box>
        </draw:frame>
        <draw:frame draw:style-name="gr7" draw:text-style-name="P2" draw:layer="layout" svg:width="5.6cm" svg:height="2.384cm" svg:x="11.1cm" svg:y="16cm">
          <draw:text-box>
            <text:p>Passive Server <text:line-break/>(&lt;10w – core i3)</text:p>
          </draw:text-box>
        </draw:frame>
        <draw:frame draw:style-name="gr8" draw:text-style-name="P2" draw:layer="layout" svg:width="8.8cm" svg:height="1.673cm" svg:x="9.4cm" svg:y="6.727cm">
          <draw:text-box>
            <text:p>RFXCom</text:p>
            <text:p>433Mhz</text:p>
          </draw:text-box>
        </draw:frame>
        <draw:frame draw:style-name="gr8" draw:text-style-name="P2" draw:layer="layout" svg:width="8.8cm" svg:height="1.673cm" svg:x="0.4cm" svg:y="3.8cm">
          <draw:text-box>
            <text:p>Sensors RF 866Mhz</text:p>
          </draw:text-box>
        </draw:frame>
        <draw:frame draw:style-name="gr1" draw:text-style-name="P1" draw:layer="layout" svg:width="2.201cm" svg:height="2.196cm" draw:transform="skewX (-0.00139626340159546) rotate (0.00174532925199433) translate (20cm 17.404cm)">
          <draw:image xlink:href="Pictures/10000201000002A8000002A6B42EBC0518F3F300.png" xlink:type="simple" xlink:show="embed" xlink:actuate="onLoad">
            <text:p/>
          </draw:image>
        </draw:frame>
        <draw:line draw:style-name="gr2" draw:text-style-name="P1" draw:layer="layout" svg:x1="21.8cm" svg:y1="18.4cm" svg:x2="25cm" svg:y2="18cm">
          <text:p/>
        </draw:line>
        <draw:frame draw:style-name="gr9" draw:text-style-name="P1" draw:layer="layout" svg:width="1.448cm" svg:height="1.851cm" svg:x="2.5cm" svg:y="8cm">
          <draw:image xlink:href="Pictures/100000000000015E000001134DB8C5A94829F730.jpg" xlink:type="simple" xlink:show="embed" xlink:actuate="onLoad">
            <text:p/>
          </draw:image>
        </draw:frame>
        <draw:frame draw:style-name="gr1" draw:text-style-name="P1" draw:layer="layout" svg:width="2.425cm" svg:height="1.54cm" svg:x="4.175cm" svg:y="16.26cm">
          <draw:image xlink:href="Pictures/10000201000001F40000013DC2BA864E74D7DD42.png" xlink:type="simple" xlink:show="embed" xlink:actuate="onLoad">
            <text:p/>
          </draw:image>
        </draw:frame>
        <draw:line draw:style-name="gr2" draw:text-style-name="P1" draw:layer="layout" svg:x1="10.8cm" svg:y1="11cm" svg:x2="6.2cm" svg:y2="9.8cm">
          <text:p/>
        </draw:line>
        <draw:line draw:style-name="gr2" draw:text-style-name="P1" draw:layer="layout" svg:x1="11.4cm" svg:y1="12.4cm" svg:x2="6.2cm" svg:y2="16.4cm">
          <text:p/>
        </draw:line>
        <draw:frame draw:style-name="gr10" draw:text-style-name="P1" draw:layer="layout" svg:width="2.199cm" svg:height="2.57cm" svg:x="1.8cm" svg:y="9.83cm">
          <draw:image xlink:href="Pictures/10000000000004B000000386323632BF9A8EF280.jpg" xlink:type="simple" xlink:show="embed" xlink:actuate="onLoad">
            <text:p/>
          </draw:image>
        </draw:frame>
        <draw:frame draw:style-name="gr1" draw:text-style-name="P1" draw:layer="layout" svg:width="2.112cm" svg:height="2.414cm" svg:x="1.4cm" svg:y="16.986cm">
          <draw:image xlink:href="Pictures/10000000000002BC000003200898676266EC85BF.jpg" xlink:type="simple" xlink:show="embed" xlink:actuate="onLoad">
            <text:p/>
          </draw:image>
        </draw:frame>
        <draw:frame draw:style-name="gr1" draw:text-style-name="P1" draw:layer="layout" svg:width="2.4cm" svg:height="2.165cm" svg:x="3.8cm" svg:y="18.4cm">
          <draw:image xlink:href="Pictures/100000000000025000000216E314278F382B91C7.jpg" xlink:type="simple" xlink:show="embed" xlink:actuate="onLoad">
            <text:p/>
          </draw:image>
        </draw:frame>
        <draw:frame draw:style-name="gr11" draw:text-style-name="P1" draw:layer="layout" svg:width="2.024cm" svg:height="1.999cm" svg:x="1.775cm" svg:y="14.6cm">
          <draw:image xlink:href="Pictures/10000000000001E0000001E0E8943319F7F4CD76.jpg" xlink:type="simple" xlink:show="embed" xlink:actuate="onLoad">
            <text:p/>
          </draw:image>
        </draw:frame>
        <draw:frame draw:style-name="gr1" draw:text-style-name="P1" draw:layer="layout" svg:width="1.612cm" svg:height="1.37cm" svg:x="3.2cm" svg:y="0.63cm">
          <draw:image xlink:href="Pictures/10000000000000E1000000E13F9BC98ECA84F114.jpg" xlink:type="simple" xlink:show="embed" xlink:actuate="onLoad">
            <text:p/>
          </draw:image>
        </draw:frame>
        <draw:line draw:style-name="gr2" draw:text-style-name="P1" draw:layer="layout" svg:x1="3.4cm" svg:y1="1.8cm" svg:x2="2.8cm" svg:y2="2.2cm">
          <text:p/>
        </draw:line>
        <draw:frame draw:style-name="gr1" draw:text-style-name="P1" draw:layer="layout" svg:width="1.589cm" svg:height="1.197cm" svg:x="26.6cm" svg:y="2.4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1.589cm" svg:height="1.197cm" svg:x="26.4cm" svg:y="0.603cm">
          <draw:image xlink:href="Pictures/10000000000002BC000002BCD8349FE598C6A504.jpg" xlink:type="simple" xlink:show="embed" xlink:actuate="onLoad">
            <text:p/>
          </draw:image>
        </draw:frame>
        <draw:frame draw:style-name="gr12" draw:text-style-name="P1" draw:layer="layout" svg:width="5.199cm" svg:height="0.799cm" svg:x="11.201cm" svg:y="12.601cm">
          <draw:image xlink:href="Pictures/10000201000001B200000122DDDEFDF0D23E7FEA.png" xlink:type="simple" xlink:show="embed" xlink:actuate="onLoad">
            <text:p/>
          </draw:image>
        </draw:frame>
        <draw:frame draw:style-name="gr13" draw:text-style-name="P1" draw:layer="layout" svg:width="0.977cm" svg:height="0.977cm" svg:x="12.4cm" svg:y="13.6cm">
          <draw:image xlink:href="Pictures/1000000000000258000002583B05001A73304C28.jpg" xlink:type="simple" xlink:show="embed" xlink:actuate="onLoad">
            <text:p/>
          </draw:image>
        </draw:frame>
        <draw:frame draw:style-name="gr1" draw:text-style-name="P1" draw:layer="layout" svg:width="0.802cm" svg:height="0.802cm" svg:x="14.575cm" svg:y="13.65cm">
          <draw:image xlink:href="Pictures/100007BF00005D1F00005D1FD49C0AEB2A2F3A77.svg" xlink:type="simple" xlink:show="embed" xlink:actuate="onLoad">
            <text:p/>
          </draw:image>
          <draw:image xlink:href="Pictures/10000201000002C3000002C35BBCF808BEC185F5.png" xlink:type="simple" xlink:show="embed" xlink:actuate="onLoad"/>
        </draw:frame>
        <draw:frame draw:style-name="gr1" draw:text-style-name="P1" draw:layer="layout" svg:width="0.8cm" svg:height="0.8cm" svg:x="13.577cm" svg:y="13.65cm">
          <draw:image xlink:href="Pictures/10000201000000C8000000C8F7A7B87795E57637.png" xlink:type="simple" xlink:show="embed" xlink:actuate="onLoad">
            <text:p/>
          </draw:image>
        </draw:frame>
        <draw:frame draw:style-name="gr14" draw:text-style-name="P1" draw:layer="layout" svg:width="1.913cm" svg:height="1.399cm" svg:x="13.064cm" svg:y="14.577cm">
          <draw:image xlink:href="Pictures/1000000000000104000000FA253E67CB42A82182.jpg" xlink:type="simple" xlink:show="embed" xlink:actuate="onLoad">
            <text:p/>
          </draw:image>
        </draw:frame>
        <draw:frame draw:style-name="gr15" draw:layer="layout" svg:width="2.567cm" svg:height="3.423cm" svg:x="24.6cm" svg:y="7.577cm">
          <draw:image xlink:href="Pictures/10000000000004B000000640E1EEFF82150F2B1F.jpg" xlink:type="simple" xlink:show="embed" xlink:actuate="onLoad">
            <text:p/>
          </draw:image>
        </draw:frame>
        <draw:line draw:style-name="gr2" draw:text-style-name="P1" draw:layer="layout" svg:x1="16.8cm" svg:y1="10.8cm" svg:x2="24.2cm" svg:y2="9.8cm">
          <text:p/>
        </draw:line>
        <draw:frame draw:style-name="gr5" draw:text-style-name="P2" draw:layer="layout" svg:width="8.8cm" svg:height="1.673cm" svg:x="19cm" svg:y="7.8cm">
          <draw:text-box>
            <text:p>EDF</text:p>
            <text:p>Linky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3.672cm" svg:height="10.086cm" svg:x="13.528cm" svg:y="9.114cm">
          <draw:image xlink:href="Pictures/100002010000033200000263490AB850B26BECE2.png" xlink:type="simple" xlink:show="embed" xlink:actuate="onLoad">
            <text:p/>
          </draw:image>
        </draw:frame>
        <draw:frame draw:style-name="gr1" draw:text-style-name="P1" draw:layer="layout" svg:width="14.623cm" svg:height="9.2cm" svg:x="0.8cm" svg:y="0.8cm">
          <draw:image xlink:href="Pictures/10000201000003690000023E8C96D31155B78F40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cm" svg:height="1.332cm" svg:x="0.081cm" svg:y="0.268cm">
          <draw:image xlink:href="Pictures/100000000000025C0000016C6C0F3A617F2D3D34.jpg" xlink:type="simple" xlink:show="embed" xlink:actuate="onLoad">
            <text:p/>
          </draw:image>
        </draw:frame>
        <draw:frame draw:style-name="gr1" draw:text-style-name="P1" draw:layer="layout" svg:width="2.2cm" svg:height="1.4cm" svg:x="2.281cm" svg:y="1.6cm">
          <draw:image xlink:href="Pictures/100000000000025C0000016C6C0F3A617F2D3D34.jpg" xlink:type="simple" xlink:show="embed" xlink:actuate="onLoad">
            <text:p/>
          </draw:image>
        </draw:frame>
        <draw:frame draw:style-name="gr1" draw:text-style-name="P1" draw:layer="layout" svg:width="5.38cm" svg:height="2.554cm" svg:x="1.82cm" svg:y="5.446cm">
          <draw:image xlink:href="Pictures/10000000000003E800000299E5B64C9A8B5E01F5.jpg" xlink:type="simple" xlink:show="embed" xlink:actuate="onLoad">
            <text:p/>
          </draw:image>
        </draw:frame>
        <draw:line draw:style-name="gr2" draw:text-style-name="P1" draw:layer="layout" svg:x1="1.681cm" svg:y1="2cm" svg:x2="5.4cm" svg:y2="6.2cm">
          <text:p/>
        </draw:line>
        <draw:line draw:style-name="gr2" draw:text-style-name="P1" draw:layer="layout" svg:x1="3.481cm" svg:y1="3.2cm" svg:x2="5.4cm" svg:y2="6.2cm">
          <text:p/>
        </draw:line>
        <draw:line draw:style-name="gr2" draw:text-style-name="P1" draw:layer="layout" svg:x1="6.481cm" svg:y1="2.2cm" svg:x2="5.4cm" svg:y2="6.2cm">
          <text:p/>
        </draw:line>
        <draw:frame draw:style-name="gr1" draw:text-style-name="P1" draw:layer="layout" svg:width="2cm" svg:height="1.6cm" svg:x="5.681cm" svg:y="0.6cm">
          <draw:image xlink:href="Pictures/10000000000000E1000000E13F9BC98ECA84F114.jpg" xlink:type="simple" xlink:show="embed" xlink:actuate="onLoad">
            <text:p/>
          </draw:image>
        </draw:frame>
        <draw:frame draw:style-name="gr1" draw:text-style-name="P1" draw:layer="layout" svg:width="1.882cm" svg:height="1.6cm" svg:x="3.799cm" svg:y="0.2cm">
          <draw:image xlink:href="Pictures/10000000000000E1000000E13F9BC98ECA84F114.jpg" xlink:type="simple" xlink:show="embed" xlink:actuate="onLoad">
            <text:p/>
          </draw:image>
        </draw:frame>
        <draw:frame draw:style-name="gr1" draw:text-style-name="P1" draw:layer="layout" svg:width="5.163cm" svg:height="4.663cm" svg:x="0.437cm" svg:y="8.8cm">
          <draw:image xlink:href="Pictures/1000000000000258000001F41B2726014990005A.jpg" xlink:type="simple" xlink:show="embed" xlink:actuate="onLoad">
            <text:p/>
          </draw:image>
        </draw:frame>
        <draw:line draw:style-name="gr2" draw:text-style-name="P1" draw:layer="layout" svg:x1="3.6cm" svg:y1="9.8cm" svg:x2="5.4cm" svg:y2="7.6cm">
          <text:p/>
        </draw:line>
        <draw:line draw:style-name="gr2" draw:text-style-name="P1" draw:layer="layout" svg:x1="5cm" svg:y1="1.6cm" svg:x2="5.4cm" svg:y2="6.2cm">
          <text:p/>
        </draw:line>
        <draw:frame draw:style-name="gr1" draw:text-style-name="P1" draw:layer="layout" svg:width="0.8cm" svg:height="0.6cm" svg:x="6.6cm" svg:y="5.8cm">
          <draw:image xlink:href="Pictures/10000000000000EF000000D3527E465C6BB90B76.jpg" xlink:type="simple" xlink:show="embed" xlink:actuate="onLoad">
            <text:p/>
          </draw:image>
        </draw:frame>
        <draw:frame draw:style-name="gr8" draw:text-style-name="P2" draw:layer="layout" svg:width="8.8cm" svg:height="1.673cm" svg:x="5.8cm" svg:y="10.4cm">
          <draw:text-box>
            <text:p>Passive Server <text:line-break/>(&lt;10w – core i3)</text:p>
          </draw:text-box>
        </draw:frame>
        <draw:frame draw:style-name="gr8" draw:text-style-name="P2" draw:layer="layout" svg:width="8.8cm" svg:height="1.673cm" svg:x="7.681cm" svg:y="0.927cm">
          <draw:text-box>
            <text:p>RF 866Mhz</text:p>
            <text:p>sensors</text:p>
          </draw:text-box>
        </draw:frame>
        <draw:frame draw:style-name="gr8" draw:text-style-name="P2" draw:layer="layout" svg:width="8.8cm" svg:height="1.673cm" svg:x="6.6cm" svg:y="6.727cm">
          <draw:text-box>
            <text:p>Receiver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5.4cm" svg:height="5.744cm" svg:x="19.2cm" svg:y="8.056cm">
          <draw:image xlink:href="Pictures/100000000000028A0000028AA70D6AC50C5D199F.jpg" xlink:type="simple" xlink:show="embed" xlink:actuate="onLoad">
            <text:p/>
          </draw:image>
        </draw:frame>
        <draw:frame draw:style-name="gr1" draw:text-style-name="P1" draw:layer="layout" svg:width="2.2cm" svg:height="2.101cm" svg:x="23cm" svg:y="13.6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19.6cm" svg:y1="13.4cm" svg:x2="21.8cm" svg:y2="12.2cm">
          <text:p/>
        </draw:line>
        <draw:line draw:style-name="gr2" draw:text-style-name="P1" draw:layer="layout" svg:x1="21.8cm" svg:y1="13.499cm" svg:x2="21.8cm" svg:y2="12.2cm">
          <text:p/>
        </draw:line>
        <draw:line draw:style-name="gr2" draw:text-style-name="P1" draw:layer="layout" svg:x1="24cm" svg:y1="13.6cm" svg:x2="21.8cm" svg:y2="12.2cm">
          <text:p/>
        </draw:line>
        <draw:frame draw:style-name="gr1" draw:text-style-name="P1" draw:layer="layout" svg:width="2.2cm" svg:height="2.101cm" svg:x="20.8cm" svg:y="13.499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2.2cm" svg:height="2.101cm" svg:x="18.6cm" svg:y="13.4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21.8cm" svg:y1="9.6cm" svg:x2="21.8cm" svg:y2="9.2cm">
          <text:p/>
        </draw:line>
        <draw:frame draw:style-name="gr1" draw:text-style-name="P1" draw:layer="layout" svg:width="5.26cm" svg:height="3.315cm" svg:x="19.2cm" svg:y="5.8cm">
          <draw:image xlink:href="Pictures/1000000000000384000002586CDD3A19DD658C08.jpg" xlink:type="simple" xlink:show="embed" xlink:actuate="onLoad">
            <text:p/>
          </draw:image>
        </draw:frame>
        <draw:frame presentation:style-name="pr2" draw:layer="layout" svg:width="25.199cm" svg:height="12.179cm" svg:x="1.601cm" svg:y="4.2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ubieboard - relays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5.4cm" svg:height="5.744cm" svg:x="4.6cm" svg:y="11.155cm">
          <draw:image xlink:href="Pictures/100000000000028A0000028AA70D6AC50C5D199F.jpg" xlink:type="simple" xlink:show="embed" xlink:actuate="onLoad">
            <text:p/>
          </draw:image>
        </draw:frame>
        <draw:frame draw:style-name="gr1" draw:text-style-name="P1" draw:layer="layout" svg:width="2.2cm" svg:height="2.101cm" svg:x="8.4cm" svg:y="16.699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5cm" svg:y1="16.499cm" svg:x2="7.2cm" svg:y2="15.299cm">
          <text:p/>
        </draw:line>
        <draw:line draw:style-name="gr2" draw:text-style-name="P1" draw:layer="layout" svg:x1="7.2cm" svg:y1="16.598cm" svg:x2="7.2cm" svg:y2="15.299cm">
          <text:p/>
        </draw:line>
        <draw:line draw:style-name="gr2" draw:text-style-name="P1" draw:layer="layout" svg:x1="9.4cm" svg:y1="16.699cm" svg:x2="7.2cm" svg:y2="15.299cm">
          <text:p/>
        </draw:line>
        <draw:frame draw:style-name="gr1" draw:text-style-name="P1" draw:layer="layout" svg:width="2.2cm" svg:height="2.101cm" svg:x="6.2cm" svg:y="16.598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2.2cm" svg:height="2.101cm" svg:x="4cm" svg:y="16.499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7.2cm" svg:y1="12.699cm" svg:x2="7.2cm" svg:y2="12.299cm">
          <text:p/>
        </draw:line>
        <draw:frame presentation:style-name="pr2" draw:layer="layout" svg:width="25.199cm" svg:height="12.179cm" svg:x="1.601cm" svg:y="4.2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Wemos - relays</text:p>
          </draw:text-box>
        </draw:frame>
        <draw:frame draw:style-name="gr1" draw:text-style-name="P1" draw:layer="layout" svg:width="2.25cm" svg:height="2.204cm" svg:x="6cm" svg:y="10.099cm">
          <draw:image xlink:href="Pictures/10000000000004B0000004B0C6CE60E9BC1AA286.jpg" xlink:type="simple" xlink:show="embed" xlink:actuate="onLoad">
            <text:p/>
          </draw:image>
        </draw:frame>
        <draw:frame draw:style-name="gr17" draw:text-style-name="P2" draw:layer="layout" svg:width="8.8cm" svg:height="6.65cm" svg:x="10.4cm" svg:y="10.8cm">
          <draw:text-box>
            <text:p>Wemos ESP8266</text:p>
            <text:p/>
            <text:p/>
            <text:p/>
            <text:p>12v Relay board (5v data)</text:p>
            <text:p/>
            <text:p/>
            <text:p/>
            <text:p>Heaters (230v)</text:p>
          </draw:text-box>
        </draw:fram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urrent Cost</text:p>
          </draw:text-box>
        </draw:frame>
        <draw:frame presentation:style-name="pr2" draw:text-style-name="P4" draw:layer="layout" svg:width="16.799cm" svg:height="7cm" svg:x="0.801cm" svg:y="4.2cm" presentation:class="outline" presentation:user-transformed="true">
          <draw:text-box>
            <text:list text:style-name="L2">
              <text:list-item>
                <text:p><text:span text:style-name="T1">Connected to server @57600 baud</text:span></text:p>
              </text:list-item>
              <text:list-item>
                <text:p><text:span text:style-name="T1">NodeJS service running</text:span></text:p>
              </text:list-item>
              <text:list-item>
                <text:p><text:span text:style-name="T1">Push data to MQTT bus</text:span></text:p>
              </text:list-item>
              <text:list-item>
                <text:p><text:span text:style-name="T1">Data can be used listened for :</text:span></text:p>
                <text:list>
                  <text:list-item>
                    <text:p><text:span text:style-name="T1">Storage for later analysis</text:span></text:p>
                  </text:list-item>
                  <text:list-item>
                    <text:p><text:span text:style-name="T1">Real-Time monitoring</text:span></text:p>
                  </text:list-item>
                </text:list>
              </text:list-item>
              <text:list-item>
                <text:p><text:span text:style-name="T1">Example doable graph :</text:span></text:p>
                <text:list>
                  <text:list-item>
                    <text:p><text:span text:style-name="T1">Week power consumption</text:span></text:p>
                  </text:list-item>
                  <text:list-item>
                    <text:p><text:span text:style-name="T1">Area consumption real-tim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163cm" svg:height="4.663cm" svg:x="19.2cm" svg:y="14.737cm">
          <draw:image xlink:href="Pictures/1000000000000258000001F41B2726014990005A.jpg" xlink:type="simple" xlink:show="embed" xlink:actuate="onLoad">
            <text:p/>
          </draw:image>
        </draw:frame>
        <draw:frame draw:style-name="gr1" draw:text-style-name="P1" draw:layer="layout" svg:width="3.466cm" svg:height="3.525cm" svg:x="19.908cm" svg:y="8.649cm">
          <draw:image xlink:href="Pictures/10000000000001F4000001F4785EAE606462C9F1.jpg" xlink:type="simple" xlink:show="embed" xlink:actuate="onLoad">
            <text:p/>
          </draw:image>
        </draw:frame>
        <draw:frame draw:style-name="gr1" draw:text-style-name="P1" draw:layer="layout" svg:width="2.189cm" svg:height="1.649cm" svg:x="23.974cm" svg:y="4.6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189cm" svg:height="1.649cm" svg:x="24.374cm" svg:y="6.449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189cm" svg:height="1.649cm" svg:x="22.185cm" svg:y="5.249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482cm" svg:height="2.546cm" svg:x="19.492cm" svg:y="4.703cm">
          <draw:image xlink:href="Pictures/10000000000000E1000000E174C53A80FE816EB7.jpg" xlink:type="simple" xlink:show="embed" xlink:actuate="onLoad">
            <text:p/>
          </draw:image>
        </draw:frame>
        <draw:line draw:style-name="gr2" draw:text-style-name="P1" draw:layer="layout" svg:x1="21.174cm" svg:y1="7.149cm" svg:x2="21.974cm" svg:y2="8.649cm">
          <text:p/>
        </draw:line>
        <draw:line draw:style-name="gr2" draw:text-style-name="P1" draw:layer="layout" svg:x1="22.974cm" svg:y1="6.898cm" svg:x2="21.974cm" svg:y2="8.649cm">
          <text:p/>
        </draw:line>
        <draw:line draw:style-name="gr2" draw:text-style-name="P1" draw:layer="layout" svg:x1="24.774cm" svg:y1="7.898cm" svg:x2="21.974cm" svg:y2="8.649cm">
          <text:p/>
        </draw:line>
        <draw:line draw:style-name="gr2" draw:text-style-name="P1" draw:layer="layout" svg:x1="24.574cm" svg:y1="6.449cm" svg:x2="21.974cm" svg:y2="8.649cm">
          <text:p/>
        </draw:line>
        <draw:frame draw:style-name="gr1" draw:text-style-name="P1" draw:layer="layout" svg:width="0.8cm" svg:height="0.6cm" svg:x="22.974cm" svg:y="8.649cm">
          <draw:image xlink:href="Pictures/10000000000000EF000000D3527E465C6BB90B76.jpg" xlink:type="simple" xlink:show="embed" xlink:actuate="onLoad">
            <text:p/>
          </draw:image>
        </draw:frame>
        <draw:line draw:style-name="gr2" draw:text-style-name="P1" draw:layer="layout" svg:x1="21.963cm" svg:y1="15.4cm" svg:x2="21.763cm" svg:y2="12.4cm">
          <text:p/>
        </draw:line>
        <draw:frame draw:style-name="gr18" draw:text-style-name="P5" draw:layer="layout" svg:width="1.442cm" svg:height="0.763cm" svg:x="21.757cm" svg:y="13.2cm">
          <draw:text-box>
            <text:p><text:span text:style-name="T2">U</text:span><text:span text:style-name="T2">S</text:span><text:span text:style-name="T2">B</text:span></text:p>
          </draw:text-box>
        </draw:frame>
        <draw:frame draw:style-name="gr1" draw:text-style-name="P1" draw:layer="layout" svg:width="9cm" svg:height="6.639cm" svg:x="4cm" svg:y="12.4cm">
          <draw:image xlink:href="Pictures/100002010000033200000263490AB850B26BECE2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FXtrx433</text:p>
          </draw:text-box>
        </draw:frame>
        <draw:frame presentation:style-name="pr2" draw:text-style-name="P6" draw:layer="layout" svg:width="13.199cm" svg:height="12.179cm" svg:x="1.001cm" svg:y="5.6cm" presentation:class="outline" presentation:user-transformed="true">
          <draw:text-box>
            <text:list text:style-name="L2">
              <text:list-item>
                <text:p><text:span text:style-name="T3">Receive/emit data for plenty 433 Mhz devices :</text:span></text:p>
                <text:list>
                  <text:list-item>
                    <text:p><text:span text:style-name="T3">Meteo sensors</text:span></text:p>
                  </text:list-item>
                  <text:list-item>
                    <text:p><text:span text:style-name="T3">Alarms</text:span></text:p>
                  </text:list-item>
                  <text:list-item>
                    <text:p><text:span text:style-name="T3">Switch controllers</text:span></text:p>
                  </text:list-item>
                  <text:list-item>
                    <text:p><text:span text:style-name="T3">et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255cm" svg:height="3.4cm" svg:x="19.6cm" svg:y="9.935cm">
          <draw:image xlink:href="Pictures/100000000000060000000800EA360F1C9C232C8A.jpg" xlink:type="simple" xlink:show="embed" xlink:actuate="onLoad">
            <text:p/>
          </draw:image>
        </draw:frame>
        <draw:frame draw:style-name="gr1" draw:text-style-name="P1" draw:layer="layout" svg:width="5.871cm" svg:height="5.135cm" svg:x="16.2cm" svg:y="4.4cm">
          <draw:image xlink:href="Pictures/100000000000012C0000012C3FCA7BDF4559FF6C.jpg" xlink:type="simple" xlink:show="embed" xlink:actuate="onLoad">
            <text:p/>
          </draw:image>
        </draw:frame>
        <draw:frame draw:style-name="gr1" draw:text-style-name="P1" draw:layer="layout" svg:width="4.729cm" svg:height="4.246cm" svg:x="22.271cm" svg:y="4.789cm">
          <draw:image xlink:href="Pictures/10000000000000E1000000E126875731C745A39E.jpg" xlink:type="simple" xlink:show="embed" xlink:actuate="onLoad">
            <text:p/>
          </draw:image>
        </draw:frame>
        <draw:frame draw:style-name="gr1" draw:text-style-name="P1" draw:layer="layout" svg:width="0.8cm" svg:height="0.6cm" svg:x="19.6cm" svg:y="11.435cm">
          <draw:image xlink:href="Pictures/10000000000000EF000000D3527E465C6BB90B76.jpg" xlink:type="simple" xlink:show="embed" xlink:actuate="onLoad">
            <text:p/>
          </draw:image>
        </draw:frame>
        <draw:line draw:style-name="gr2" draw:text-style-name="P1" draw:layer="layout" svg:x1="18.6cm" svg:y1="9.035cm" svg:x2="21.2cm" svg:y2="11.835cm">
          <text:p/>
        </draw:line>
        <draw:line draw:style-name="gr2" draw:text-style-name="P1" draw:layer="layout" svg:x1="23.6cm" svg:y1="9.435cm" svg:x2="22cm" svg:y2="11.835cm">
          <text:p/>
        </draw:line>
        <draw:frame draw:style-name="gr1" draw:text-style-name="P1" draw:layer="layout" svg:width="5.163cm" svg:height="4.663cm" svg:x="19.2cm" svg:y="14.735cm">
          <draw:image xlink:href="Pictures/1000000000000258000001F41B2726014990005A.jpg" xlink:type="simple" xlink:show="embed" xlink:actuate="onLoad">
            <text:p/>
          </draw:image>
        </draw:frame>
        <draw:line draw:style-name="gr2" draw:text-style-name="P1" draw:layer="layout" svg:x1="21.4cm" svg:y1="15.6cm" svg:x2="21.2cm" svg:y2="13.4cm">
          <text:p/>
        </draw:line>
        <draw:frame draw:style-name="gr18" draw:text-style-name="P5" draw:layer="layout" svg:width="1.442cm" svg:height="0.763cm" svg:x="21.2cm" svg:y="14cm">
          <draw:text-box>
            <text:p><text:span text:style-name="T2">U</text:span><text:span text:style-name="T2">S</text:span><text:span text:style-name="T2">B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000000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solid" draw:fill-color="#ffffff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4T15:16:19.917198617</meta:creation-date>
    <dc:date>2020-09-04T22:17:19.770228817</dc:date>
    <meta:editing-duration>P4DT17H8M46S</meta:editing-duration>
    <meta:editing-cycles>49</meta:editing-cycles>
    <meta:generator>LibreOffice/6.0.7.3$Linux_X86_64 LibreOffice_project/00m0$Build-3</meta:generator>
    <meta:document-statistic meta:object-count="164"/>
  </office:meta>
</office:document-meta>
</file>